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Times New Roman" fo:language="en" fo:country="US" style:font-name-asian="Times New Roman" style:font-name-complex="Times New Roman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Guattari, Félix. </text:span><text:span text:style-name="T3">Molecular Revolution : Psychiatry and Politics</text:span><text:span text:style-name="T2">. (Harmondsworth, Middlesex, England ; New York, N.Y., U.S.A.: Penguin, 1984).</text:span></text:p>
      <text:p text:style-name="Text_20_body"><text:span text:style-name="T1">{Guattari, 1984 #841}</text:span></text:p>
      <text:p text:style-name="Text_20_body"><text:span text:style-name="T1">One can always replace any pronoun with 'it', which covers all pronominality, be it personal, demonstrative, possessive, interrogative or indefinite, whether it refers to adjectives or verbs. <text:s/>1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bm</meta:initial-creator>
    <meta:creation-date>2008-02-04T10:28:55</meta:creation-date>
    <dc:creator>abm</dc:creator>
    <dc:date>2008-02-04T10:29:55</dc:dat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7" meta:character-count="358"/>
  </office:meta>
</office:document-meta>
</file>